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size="13pt" fo:font-weight="bold" officeooo:rsid="00072dba" officeooo:paragraph-rsid="00072dba" style:font-size-asian="13pt" style:font-weight-asian="bold" style:font-size-complex="13pt" style:font-weight-complex="bold"/>
    </style:style>
    <style:style style:name="P2" style:family="paragraph" style:parent-style-name="Preformatted_20_Text">
      <style:text-properties fo:font-size="13pt" fo:font-weight="bold" officeooo:rsid="00081ba6" officeooo:paragraph-rsid="00081ba6" style:font-size-asian="13pt" style:font-weight-asian="bold" style:font-size-complex="13pt" style:font-weight-complex="bold"/>
    </style:style>
    <style:style style:name="P3" style:family="paragraph" style:parent-style-name="Preformatted_20_Text">
      <style:text-properties fo:font-size="13pt" fo:font-weight="normal" officeooo:rsid="00072dba" officeooo:paragraph-rsid="00072dba" style:font-size-asian="13pt" style:font-weight-asian="normal" style:font-size-complex="13pt" style:font-weight-complex="normal"/>
    </style:style>
    <style:style style:name="P4" style:family="paragraph" style:parent-style-name="Preformatted_20_Text">
      <style:text-properties fo:font-size="13pt" fo:font-weight="normal" officeooo:rsid="00081ba6" officeooo:paragraph-rsid="00081ba6" style:font-size-asian="13pt" style:font-weight-asian="normal" style:font-size-complex="13pt" style:font-weight-complex="normal"/>
    </style:style>
    <style:style style:name="P5" style:family="paragraph" style:parent-style-name="Preformatted_20_Text">
      <style:text-properties fo:font-size="13pt" fo:font-weight="normal" officeooo:rsid="00081ba6" officeooo:paragraph-rsid="00081e39" style:font-size-asian="13pt" style:font-weight-asian="normal" style:font-size-complex="13pt" style:font-weight-complex="normal"/>
    </style:style>
    <style:style style:name="P6" style:family="paragraph" style:parent-style-name="Preformatted_20_Text">
      <style:text-properties fo:font-size="13pt" fo:font-weight="normal" officeooo:rsid="00081ba6" officeooo:paragraph-rsid="0008a2cb" style:font-size-asian="13pt" style:font-weight-asian="normal" style:font-size-complex="13pt" style:font-weight-complex="normal"/>
    </style:style>
    <style:style style:name="P7" style:family="paragraph" style:parent-style-name="Preformatted_20_Text">
      <style:text-properties officeooo:paragraph-rsid="0008a2cb"/>
    </style:style>
    <style:style style:name="P8" style:family="paragraph" style:parent-style-name="Preformatted_20_Text">
      <style:text-properties officeooo:paragraph-rsid="00093f66"/>
    </style:style>
    <style:style style:name="P9" style:family="paragraph" style:parent-style-name="Standard">
      <style:paragraph-properties style:line-height-at-least="0.635cm"/>
    </style:style>
    <style:style style:name="P10" style:family="paragraph" style:parent-style-name="Standard">
      <style:text-properties officeooo:paragraph-rsid="00093f66"/>
    </style:style>
    <style:style style:name="P11" style:family="paragraph" style:parent-style-name="Standard">
      <style:text-properties officeooo:paragraph-rsid="000a5a3c"/>
    </style:style>
    <style:style style:name="P12" style:family="paragraph" style:parent-style-name="Standard">
      <style:paragraph-properties style:line-height-at-least="0.635cm"/>
      <style:text-properties fo:color="#000000" style:font-name="Droid Sans Mono" fo:font-size="13.5pt" fo:font-weight="normal" fo:background-color="#fffffe"/>
    </style:style>
    <style:style style:name="P13" style:family="paragraph" style:parent-style-name="Standard">
      <style:paragraph-properties style:line-height-at-least="0.635cm"/>
      <style:text-properties fo:color="#383838"/>
    </style:style>
    <style:style style:name="P14" style:family="paragraph" style:parent-style-name="Standard">
      <style:paragraph-properties style:line-height-at-least="0.635cm"/>
      <style:text-properties fo:color="#383838" style:font-name="Droid Sans Mono" fo:font-size="13.5pt" fo:font-weight="normal" fo:background-color="#fffffe"/>
    </style:style>
    <style:style style:name="P15" style:family="paragraph" style:parent-style-name="Standard">
      <style:paragraph-properties style:line-height-at-least="0.635cm"/>
      <style:text-properties fo:color="#383838" style:font-name="Droid Sans Mono" fo:font-size="13.5pt" fo:font-weight="normal" officeooo:rsid="000a5a3c" officeooo:paragraph-rsid="000a5a3c" fo:background-color="#fffffe"/>
    </style:style>
    <style:style style:name="P16" style:family="paragraph" style:parent-style-name="Standard">
      <style:paragraph-properties style:line-height-at-least="0.635cm"/>
      <style:text-properties fo:color="#383838" style:font-name="Droid Sans Mono" fo:font-size="13.5pt" fo:font-weight="normal" officeooo:rsid="000e49ea" officeooo:paragraph-rsid="000e49ea" fo:background-color="#fffffe"/>
    </style:style>
    <style:style style:name="P17" style:family="paragraph" style:parent-style-name="Standard">
      <style:paragraph-properties style:line-height-at-least="0.635cm"/>
      <style:text-properties fo:font-size="13pt" fo:font-weight="normal" officeooo:rsid="00081ba6" officeooo:paragraph-rsid="000e49ea" style:font-size-asian="13pt" style:font-weight-asian="normal" style:font-size-complex="13pt" style:font-weight-complex="normal"/>
    </style:style>
    <style:style style:name="P18" style:family="paragraph" style:parent-style-name="Text_20_body">
      <style:paragraph-properties style:line-height-at-least="0.635cm"/>
      <style:text-properties fo:color="#383838" style:font-name="Droid Sans Mono" fo:font-size="13.5pt" fo:font-weight="normal" officeooo:rsid="000e49ea" officeooo:paragraph-rsid="000e49ea" fo:background-color="#fffffe"/>
    </style:style>
    <style:style style:name="P19" style:family="paragraph" style:parent-style-name="Preformatted_20_Text">
      <style:paragraph-properties style:line-height-at-least="0.635cm"/>
      <style:text-properties fo:color="#383838" style:font-name="Droid Sans Mono" fo:font-size="13.5pt" fo:font-weight="normal" officeooo:rsid="000e49ea" officeooo:paragraph-rsid="000e49ea" fo:background-color="#fffffe"/>
    </style:style>
    <style:style style:name="P20" style:family="paragraph" style:parent-style-name="Preformatted_20_Text">
      <style:paragraph-properties fo:margin-top="0cm" fo:margin-bottom="0.499cm" loext:contextual-spacing="false"/>
    </style:style>
    <style:style style:name="T1" style:family="text">
      <style:text-properties officeooo:rsid="00081e39"/>
    </style:style>
    <style:style style:name="T2" style:family="text">
      <style:text-properties fo:font-weight="bold" officeooo:rsid="00081e39" style:font-weight-asian="bold" style:font-weight-complex="bold"/>
    </style:style>
    <style:style style:name="T3" style:family="text">
      <style:text-properties fo:color="#ce181e" officeooo:rsid="00081e39"/>
    </style:style>
    <style:style style:name="T4" style:family="text">
      <style:text-properties officeooo:rsid="0008a2cb"/>
    </style:style>
    <style:style style:name="T5" style:family="text">
      <style:text-properties fo:color="#000000" style:font-name="Droid Sans Mono" fo:font-size="13.5pt" fo:font-weight="normal" fo:background-color="#fffffe" loext:char-shading-value="0"/>
    </style:style>
    <style:style style:name="T6" style:family="text">
      <style:text-properties fo:color="#000000" style:font-name="Droid Sans Mono" fo:font-size="13.5pt" fo:font-weight="normal" officeooo:rsid="00093f66" fo:background-color="#fffffe" loext:char-shading-value="0"/>
    </style:style>
    <style:style style:name="T7" style:family="text">
      <style:text-properties fo:color="#000000" style:font-name="Droid Sans Mono" fo:font-size="13.5pt" fo:font-weight="normal" officeooo:rsid="000a5a3c" fo:background-color="#fffffe" loext:char-shading-value="0"/>
    </style:style>
    <style:style style:name="T8" style:family="text">
      <style:text-properties fo:color="#000000" style:font-name="Droid Sans Mono" fo:font-size="13.5pt" fo:background-color="#fffffe" loext:char-shading-value="0"/>
    </style:style>
    <style:style style:name="T9" style:family="text">
      <style:text-properties fo:color="#000000" style:font-name="Droid Sans Mono" fo:background-color="#fffffe" loext:char-shading-value="0"/>
    </style:style>
    <style:style style:name="T10" style:family="text">
      <style:text-properties fo:color="#000000" style:font-name="Droid Sans Mono" fo:font-size="11pt" fo:background-color="#fffffe" loext:char-shading-value="0" style:font-size-asian="11pt" style:font-size-complex="11pt"/>
    </style:style>
    <style:style style:name="T11" style:family="text">
      <style:text-properties fo:color="#383838"/>
    </style:style>
    <style:style style:name="T12" style:family="text">
      <style:text-properties fo:color="#383838" style:font-name="Droid Sans Mono" fo:font-size="13.5pt" fo:font-weight="normal" fo:background-color="#fffffe" loext:char-shading-value="0"/>
    </style:style>
    <style:style style:name="T13" style:family="text">
      <style:text-properties fo:color="#383838" style:font-name="Droid Sans Mono" fo:font-size="13.5pt" fo:font-weight="normal" officeooo:rsid="00093f66" fo:background-color="#fffffe" loext:char-shading-value="0"/>
    </style:style>
    <style:style style:name="T14" style:family="text">
      <style:text-properties fo:color="#383838" style:font-name="Droid Sans Mono" fo:font-size="13.5pt" fo:font-weight="normal" officeooo:rsid="000a5a3c" fo:background-color="#fffffe" loext:char-shading-value="0"/>
    </style:style>
    <style:style style:name="T15" style:family="text">
      <style:text-properties fo:color="#383838" style:font-name="Droid Sans Mono" fo:font-size="13.5pt" fo:background-color="#fffffe" loext:char-shading-value="0"/>
    </style:style>
    <style:style style:name="T16" style:family="text">
      <style:text-properties fo:color="#383838" style:font-name="Droid Sans Mono" fo:background-color="#fffffe" loext:char-shading-value="0"/>
    </style:style>
    <style:style style:name="T17" style:family="text">
      <style:text-properties fo:color="#383838" style:font-name="Droid Sans Mono" fo:font-size="11pt" fo:background-color="#fffffe" loext:char-shading-value="0" style:font-size-asian="11pt" style:font-size-complex="11pt"/>
    </style:style>
    <style:style style:name="T18" style:family="text">
      <style:text-properties fo:color="#800000"/>
    </style:style>
    <style:style style:name="T19" style:family="text">
      <style:text-properties fo:color="#800000" style:font-name="Droid Sans Mono" fo:font-size="13.5pt" fo:font-weight="normal" fo:background-color="#fffffe" loext:char-shading-value="0"/>
    </style:style>
    <style:style style:name="T20" style:family="text">
      <style:text-properties fo:color="#800000" style:font-name="Droid Sans Mono" fo:font-size="13.5pt" fo:font-weight="normal" officeooo:rsid="00093f66" fo:background-color="#fffffe" loext:char-shading-value="0"/>
    </style:style>
    <style:style style:name="T21" style:family="text">
      <style:text-properties fo:color="#800000" style:font-name="Droid Sans Mono" fo:font-size="13.5pt" fo:font-weight="normal" officeooo:rsid="000a5a3c" fo:background-color="#fffffe" loext:char-shading-value="0"/>
    </style:style>
    <style:style style:name="T22" style:family="text">
      <style:text-properties fo:color="#800000" style:font-name="Droid Sans Mono" fo:font-size="13.5pt" fo:background-color="#fffffe" loext:char-shading-value="0"/>
    </style:style>
    <style:style style:name="T23" style:family="text">
      <style:text-properties fo:color="#800000" style:font-name="Droid Sans Mono" fo:background-color="#fffffe" loext:char-shading-value="0"/>
    </style:style>
    <style:style style:name="T24" style:family="text">
      <style:text-properties fo:color="#800000" style:font-name="Droid Sans Mono" fo:font-size="11pt" fo:background-color="#fffffe" loext:char-shading-value="0" style:font-size-asian="11pt" style:font-size-complex="11pt"/>
    </style:style>
    <style:style style:name="T25" style:family="text">
      <style:text-properties fo:color="#ff0000"/>
    </style:style>
    <style:style style:name="T26" style:family="text">
      <style:text-properties fo:color="#ff0000" style:font-name="Droid Sans Mono" fo:font-size="13.5pt" fo:font-weight="normal" fo:background-color="#fffffe" loext:char-shading-value="0"/>
    </style:style>
    <style:style style:name="T27" style:family="text">
      <style:text-properties fo:color="#ff0000" style:font-name="Droid Sans Mono" fo:font-size="13.5pt" fo:font-weight="normal" officeooo:rsid="00093f66" fo:background-color="#fffffe" loext:char-shading-value="0"/>
    </style:style>
    <style:style style:name="T28" style:family="text">
      <style:text-properties fo:color="#ff0000" style:font-name="Droid Sans Mono" fo:font-size="13.5pt" fo:font-weight="normal" officeooo:rsid="000a5a3c" fo:background-color="#fffffe" loext:char-shading-value="0"/>
    </style:style>
    <style:style style:name="T29" style:family="text">
      <style:text-properties fo:color="#ff0000" style:font-name="Droid Sans Mono" fo:font-size="13.5pt" fo:background-color="#fffffe" loext:char-shading-value="0"/>
    </style:style>
    <style:style style:name="T30" style:family="text">
      <style:text-properties fo:color="#ff0000" style:font-name="Droid Sans Mono" fo:background-color="#fffffe" loext:char-shading-value="0"/>
    </style:style>
    <style:style style:name="T31" style:family="text">
      <style:text-properties fo:color="#ff0000" style:font-name="Droid Sans Mono" fo:font-size="11pt" fo:background-color="#fffffe" loext:char-shading-value="0" style:font-size-asian="11pt" style:font-size-complex="11pt"/>
    </style:style>
    <style:style style:name="T32" style:family="text">
      <style:text-properties fo:color="#0000ff"/>
    </style:style>
    <style:style style:name="T33" style:family="text">
      <style:text-properties fo:color="#0000ff" style:font-name="Droid Sans Mono" fo:font-size="13.5pt" fo:font-weight="normal" fo:background-color="#fffffe" loext:char-shading-value="0"/>
    </style:style>
    <style:style style:name="T34" style:family="text">
      <style:text-properties fo:color="#0000ff" style:font-name="Droid Sans Mono" fo:font-size="13.5pt" fo:font-weight="normal" officeooo:rsid="00093f66" fo:background-color="#fffffe" loext:char-shading-value="0"/>
    </style:style>
    <style:style style:name="T35" style:family="text">
      <style:text-properties fo:color="#0000ff" style:font-name="Droid Sans Mono" fo:font-size="13.5pt" fo:font-weight="normal" officeooo:rsid="000a5a3c" fo:background-color="#fffffe" loext:char-shading-value="0"/>
    </style:style>
    <style:style style:name="T36" style:family="text">
      <style:text-properties fo:color="#0000ff" style:font-name="Droid Sans Mono" fo:font-size="13.5pt" fo:background-color="#fffffe" loext:char-shading-value="0"/>
    </style:style>
    <style:style style:name="T37" style:family="text">
      <style:text-properties fo:color="#0000ff" style:font-name="Droid Sans Mono" fo:background-color="#fffffe" loext:char-shading-value="0"/>
    </style:style>
    <style:style style:name="T38" style:family="text">
      <style:text-properties fo:color="#0000ff" style:font-name="Droid Sans Mono" fo:font-size="11pt" fo:background-color="#fffffe" loext:char-shading-value="0" style:font-size-asian="11pt" style:font-size-complex="11pt"/>
    </style:style>
    <style:style style:name="T39" style:family="text">
      <style:text-properties fo:font-size="13pt" fo:font-weight="normal" officeooo:rsid="0008a2cb" style:font-size-asian="13pt" style:font-weight-asian="normal" style:font-size-complex="13pt" style:font-weight-complex="normal"/>
    </style:style>
    <style:style style:name="T40" style:family="text">
      <style:text-properties fo:color="#00a65d" style:font-name="Droid Sans Mono" fo:font-size="13.5pt" fo:font-weight="normal" officeooo:rsid="000a5a3c" fo:background-color="#fffffe" loext:char-shading-value="0"/>
    </style:style>
    <style:style style:name="T41" style:family="text">
      <style:text-properties officeooo:rsid="000e49ea"/>
    </style:style>
    <style:style style:name="T42" style:family="text">
      <style:text-properties fo:font-style="italic"/>
    </style:style>
    <style:style style:name="T43" style:family="text">
      <style:text-properties fo:font-size="11pt" style:font-size-asian="11pt" style:font-size-complex="11pt"/>
    </style:style>
    <style:style style:name="T44" style:family="text">
      <style:text-properties fo:font-size="11pt" fo:font-style="italic"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text:p>
      <text:p text:style-name="P1"/>
      <text:p text:style-name="P1">1.Crear encabesados</text:p>
      <text:p text:style-name="P3">h1</text:p>
      <text:p text:style-name="P3">&lt; abrir&gt; , &lt;/cerrar&gt;</text:p>
      <text:p text:style-name="P3"/>
      <text:p text:style-name="P3">Puede tener vários niveles ejemplo h2,h3,h4</text:p>
      <text:p text:style-name="P3"/>
      <text:p text:style-name="P2">2.Crear parafos</text:p>
      <text:p text:style-name="P4">p</text:p>
      <text:p text:style-name="P4">&lt;p&gt; abrir el parafo &lt;/p&gt; cerrar el parafo</text:p>
      <text:p text:style-name="P4"/>
      <text:p text:style-name="P4">3.Crear comentarios </text:p>
      <text:p text:style-name="P4"><text:s/>Los comentarios se pueden usar para crear anotaciones que no van a salir em el codigo o para ocultar un codigo sin borrarlo por completo</text:p>
      <text:p text:style-name="P4"/>
      <text:p text:style-name="P4"><text:span text:style-name="Source_20_Text">&lt;!--</text:span> and end with a <text:span text:style-name="Source_20_Text">→</text:span></text:p>
      <text:p text:style-name="P4"><text:span text:style-name="Source_20_Text"/></text:p>
      <text:p text:style-name="P5"><text:span text:style-name="Source_20_Text"><text:span text:style-name="T1">3. </text:span></text:span><text:span text:style-name="Source_20_Text"><text:span text:style-name="T2">Colocar outros encabesadaos</text:span></text:span><text:span text:style-name="Source_20_Text"><text:span text:style-name="T1"> por ejemplo </text:span></text:span><text:span text:style-name="Source_20_Text"><text:span text:style-name="T3">main</text:span></text:span><text:span text:style-name="Source_20_Text"><text:span text:style-name="T1"> </text:span></text:span></text:p>
      <text:p text:style-name="P5"><text:span text:style-name="Source_20_Text"><text:span text:style-name="T1">sirven para ordenar el texto </text:span></text:span></text:p>
      <text:p text:style-name="P5"><text:span text:style-name="Source_20_Text"/></text:p>
      <text:p text:style-name="P6"><text:span text:style-name="Source_20_Text"><text:span text:style-name="T4">4. Colocar imagenes </text:span></text:span></text:p>
      <text:p text:style-name="P6"><text:span text:style-name="Source_20_Text"><text:s/></text:span><text:span text:style-name="Source_20_Text"><text:span text:style-name="T4">Para colocar imagenes se utilisa el atributo img com src para apuntar a la imagen . </text:span></text:span></text:p>
      <text:p text:style-name="P6"><text:span text:style-name="Source_20_Text"><text:s/></text:span><text:span text:style-name="Source_20_Text"><text:span text:style-name="T4">Alt (alt) da informacion sobre la imagen</text:span></text:span></text:p>
      <text:p text:style-name="P6"><text:span text:style-name="Source_20_Text"/></text:p>
      <text:p text:style-name="P7"><text:span text:style-name="Source_20_Text"><text:span text:style-name="T39">Ejemplo </text:span></text:span><text:span text:style-name="Source_20_Text"><text:span text:style-name="T12">&lt;</text:span></text:span><text:span text:style-name="Source_20_Text"><text:span text:style-name="T19">img</text:span></text:span><text:span text:style-name="Source_20_Text"><text:span text:style-name="T5"> </text:span></text:span><text:span text:style-name="Source_20_Text"><text:span text:style-name="T26">src</text:span></text:span><text:span text:style-name="Source_20_Text"><text:span text:style-name="T12">=</text:span></text:span><text:span text:style-name="Source_20_Text"><text:span text:style-name="T33">"https://bit.ly/fcc-relaxing-cat"</text:span></text:span><text:span text:style-name="Source_20_Text"><text:span text:style-name="T5"> </text:span></text:span><text:span text:style-name="Source_20_Text"><text:span text:style-name="T26">alt</text:span></text:span><text:span text:style-name="Source_20_Text"><text:span text:style-name="T12">=</text:span></text:span><text:span text:style-name="Source_20_Text"><text:span text:style-name="T33">"Cute dog smiling"</text:span></text:span><text:span text:style-name="Source_20_Text"><text:span text:style-name="T12">&gt;</text:span></text:span></text:p>
      <text:p text:style-name="P7"><text:span text:style-name="Source_20_Text"><text:span text:style-name="T12"/></text:span></text:p>
      <text:p text:style-name="P8"><text:span text:style-name="Source_20_Text"><text:span text:style-name="T13">5. Anchor a , es para crear links a outra pagina se puede usar el atributo href el cual indica la direccion d ela pagina web de origen y tambien un texto anclaje </text:span></text:span></text:p>
      <text:p text:style-name="P8"><text:span text:style-name="Source_20_Text"><text:span text:style-name="T13">Ejemplo</text:span></text:span></text:p>
      <text:p text:style-name="P8"><text:span text:style-name="Source_20_Text"><text:span text:style-name="T13"/></text:span></text:p>
      <text:p text:style-name="P10"><text:span text:style-name="Source_20_Text"><text:span text:style-name="T13">&lt;</text:span></text:span><text:span text:style-name="Source_20_Text"><text:span text:style-name="T20">a</text:span></text:span><text:span text:style-name="Source_20_Text"><text:span text:style-name="T6"> </text:span></text:span><text:span text:style-name="Source_20_Text"><text:span text:style-name="T27">href</text:span></text:span><text:span text:style-name="Source_20_Text"><text:span text:style-name="T13">=</text:span></text:span><text:span text:style-name="Source_20_Text"><text:span text:style-name="T34">"http://freecatphotoapp.com"</text:span></text:span><text:span text:style-name="Source_20_Text"><text:span text:style-name="T13">&gt;</text:span></text:span><text:span text:style-name="Source_20_Text"><text:span text:style-name="T6">cat photos</text:span></text:span><text:span text:style-name="Source_20_Text"><text:span text:style-name="T13">&lt;/</text:span></text:span><text:span text:style-name="Source_20_Text"><text:span text:style-name="T20">a</text:span></text:span><text:span text:style-name="Source_20_Text"><text:span text:style-name="T13">&gt;</text:span></text:span></text:p>
      <text:p text:style-name="P10"><text:span text:style-name="Source_20_Text"><text:span text:style-name="T13"/></text:span></text:p>
      <text:p text:style-name="P11"><text:span text:style-name="Source_20_Text"><text:span text:style-name="T14">5. <text:s/>Anchor tambien puede anclar a elementos internos del documento</text:span></text:span></text:p>
      <text:p text:style-name="P11"><text:span text:style-name="Source_20_Text"><text:span text:style-name="T14">para esto se utilisa el atributo href com la identificacion del elemento y el atributo </text:span></text:span><text:span text:style-name="Source_20_Text"><text:span text:style-name="T40">id </text:span></text:span><text:span text:style-name="Source_20_Text"><text:span text:style-name="T7">el cual se emplea paa identificar el elemnto de mi documento </text:span></text:span></text:p>
      <text:p text:style-name="P11"><text:span text:style-name="Source_20_Text"><text:span text:style-name="T7">Ejemplo</text:span></text:span></text:p>
      <text:p text:style-name="P11"><text:span text:style-name="Source_20_Text"><text:span text:style-name="T14">&lt;</text:span></text:span><text:span text:style-name="Source_20_Text"><text:span text:style-name="T21">a</text:span></text:span><text:span text:style-name="Source_20_Text"><text:span text:style-name="T7"> </text:span></text:span><text:span text:style-name="Source_20_Text"><text:span text:style-name="T28">href</text:span></text:span><text:span text:style-name="Source_20_Text"><text:span text:style-name="T14">=</text:span></text:span><text:span text:style-name="Source_20_Text"><text:span text:style-name="T35">"#footer"</text:span></text:span><text:span text:style-name="Source_20_Text"><text:span text:style-name="T14">&gt;</text:span></text:span><text:span text:style-name="Source_20_Text"><text:span text:style-name="T7">Jump to bottom</text:span></text:span><text:span text:style-name="Source_20_Text"><text:span text:style-name="T14">&lt;/</text:span></text:span><text:span text:style-name="Source_20_Text"><text:span text:style-name="T21">a</text:span></text:span><text:span text:style-name="Source_20_Text"><text:span text:style-name="T14">&gt;</text:span></text:span></text:p>
      <text:p text:style-name="P9"/>
      <text:p text:style-name="P12"><text:span text:style-name="T11">&lt;</text:span><text:span text:style-name="T18">img</text:span> <text:span text:style-name="T25">src</text:span><text:span text:style-name="T11">=</text:span><text:span text:style-name="T32">"https://bit.ly/fcc-relaxing-cat"</text:span> <text:span text:style-name="T25">alt</text:span><text:span text:style-name="T11">=</text:span><text:span text:style-name="T32">"A cute orange cat lying on its back."</text:span><text:span text:style-name="T11">&gt;</text:span></text:p>
      <text:p text:style-name="P9"/>
      <text:p text:style-name="P12"><text:soft-page-break/><text:span text:style-name="T11">&lt;</text:span><text:span text:style-name="T18">p</text:span><text:span text:style-name="T11">&gt;</text:span>Kitty ipsum dolor sit amet, shed everywhere shed everywhere stretching attack your ankles chase the red dot, hairball run catnip eat the grass sniff. Purr jump eat the grass rip the couch scratched sunbathe, shed everywhere rip the couch sleep in the sink fluffy fur catnip scratched. Kitty ipsum dolor sit amet, shed everywhere shed everywhere stretching attack your ankles chase the red dot, hairball run catnip eat the grass sniff.<text:span text:style-name="T11">&lt;/</text:span><text:span text:style-name="T18">p</text:span><text:span text:style-name="T11">&gt;</text:span></text:p>
      <text:p text:style-name="P13"/>
      <text:p text:style-name="P12"><text:span text:style-name="T11">&lt;/</text:span><text:span text:style-name="T18">main</text:span><text:span text:style-name="T11">&gt;</text:span></text:p>
      <text:p text:style-name="P9"/>
      <text:p text:style-name="P12"><text:span text:style-name="T11">&lt;</text:span><text:span text:style-name="T18">footer</text:span> <text:span text:style-name="T25">id</text:span> <text:span text:style-name="T11">=</text:span><text:span text:style-name="T32">"footer"</text:span><text:span text:style-name="T11">&gt;</text:span>Copyright Cat Photo App<text:span text:style-name="T11">&lt;/</text:span><text:span text:style-name="T18">footer</text:span><text:span text:style-name="T11">&gt;</text:span></text:p>
      <text:p text:style-name="P14"/>
      <text:p text:style-name="P15">6.<text:span text:style-name="T41">Tembien es posible hacer link de elementos que estan dentro de outros por ejemplo dentro de un parrafo </text:span></text:p>
      <text:p text:style-name="P16">Ejemplo</text:p>
      <text:p text:style-name="P16"/>
      <text:p text:style-name="P19"><text:span text:style-name="Source_20_Text">&lt;p&gt;</text:span></text:p>
      <text:p text:style-name="Preformatted_20_Text"><text:span text:style-name="Source_20_Text"><text:s text:c="2"/>Here's a &lt;a target="_blank" href="http://freecodecamp.org"&gt; link to freecodecamp.org&lt;/a&gt; for you to follow.</text:span></text:p>
      <text:p text:style-name="P20"><text:span text:style-name="Source_20_Text">&lt;/p&gt;</text:span></text:p>
      <text:p text:style-name="P18"><text:span text:style-name="T43">Let's break down the example: Normal text is wrapped in the </text:span><text:span text:style-name="Source_20_Text"><text:span text:style-name="T43">p</text:span></text:span><text:span text:style-name="T43"> element:<text:line-break/></text:span><text:span text:style-name="Source_20_Text"><text:span text:style-name="T43">&lt;p&gt; Here's a ... for you to follow. &lt;/p&gt;</text:span></text:span><text:span text:style-name="T43"> Next is the </text:span><text:span text:style-name="T44">anchor</text:span><text:span text:style-name="T43"> element </text:span><text:span text:style-name="Source_20_Text"><text:span text:style-name="T43">&lt;a&gt;</text:span></text:span><text:span text:style-name="T43"> (which requires a closing tag </text:span><text:span text:style-name="Source_20_Text"><text:span text:style-name="T43">&lt;/a&gt;</text:span></text:span><text:span text:style-name="T43">):<text:line-break/></text:span><text:span text:style-name="Source_20_Text"><text:span text:style-name="T43">&lt;a&gt; ... &lt;/a&gt;</text:span></text:span><text:span text:style-name="T43"> </text:span><text:span text:style-name="Source_20_Text"><text:span text:style-name="T43">target</text:span></text:span><text:span text:style-name="T43"> is an anchor tag attribute that specifies where to open the link and the value </text:span><text:span text:style-name="Source_20_Text"><text:span text:style-name="T43">"_blank"</text:span></text:span><text:span text:style-name="T43"> specifies to open the link in a new tab </text:span><text:span text:style-name="Source_20_Text"><text:span text:style-name="T43">href</text:span></text:span><text:span text:style-name="T43"> is an anchor tag attribute that contains the URL address of the link:<text:line-break/></text:span><text:span text:style-name="Source_20_Text"><text:span text:style-name="T43">&lt;a href="http://freecodecamp.org"&gt; ... &lt;/a&gt;</text:span></text:span><text:span text:style-name="T43"> The text, </text:span><text:span text:style-name="Strong_20_Emphasis"><text:span text:style-name="T43">"link to freecodecamp.org"</text:span></text:span><text:span text:style-name="T43">, within the </text:span><text:span text:style-name="Source_20_Text"><text:span text:style-name="T43">a</text:span></text:span><text:span text:style-name="T43"> element called </text:span><text:span text:style-name="Source_20_Text"><text:span text:style-name="T43">anchor text</text:span></text:span><text:span text:style-name="T43">, will display a link to click:<text:line-break/></text:span><text:span text:style-name="Source_20_Text"><text:span text:style-name="T43">&lt;a href=" ... "&gt;link to freecodecamp.org&lt;/a&gt;</text:span></text:span><text:span text:style-name="T43"> The final output of the example will look like this:</text:span></text:p>
      <text:p text:style-name="Text_20_body"><text:span text:style-name="T43">Here's a </text:span><text:a xlink:type="simple" xlink:href="http://freecodecamp.org/" office:target-frame-name="_blank" xlink:show="new" text:style-name="Internet_20_link" text:visited-style-name="Visited_20_Internet_20_Link"><text:span text:style-name="T43">link to freecodecamp.org</text:span></text:a><text:span text:style-name="T43"> for you to follow.</text:span></text:p>
      <text:p text:style-name="P17"><text:span text:style-name="Source_20_Text"><text:span text:style-name="T17">&lt;</text:span></text:span><text:span text:style-name="Source_20_Text"><text:span text:style-name="T24">p</text:span></text:span><text:span text:style-name="Source_20_Text"><text:span text:style-name="T17">&gt;</text:span></text:span><text:span text:style-name="Source_20_Text"><text:span text:style-name="T10"> View more cats photos</text:span></text:span><text:span text:style-name="Source_20_Text"><text:span text:style-name="T17">&lt;</text:span></text:span><text:span text:style-name="Source_20_Text"><text:span text:style-name="T24">a</text:span></text:span><text:span text:style-name="Source_20_Text"><text:span text:style-name="T10"> </text:span></text:span><text:span text:style-name="Source_20_Text"><text:span text:style-name="T31">href</text:span></text:span><text:span text:style-name="Source_20_Text"><text:span text:style-name="T17">=</text:span></text:span><text:span text:style-name="Source_20_Text"><text:span text:style-name="T38">"http://freecatphotoapp.com"</text:span></text:span><text:span text:style-name="Source_20_Text"><text:span text:style-name="T10"> </text:span></text:span><text:span text:style-name="Source_20_Text"><text:span text:style-name="T31">target</text:span></text:span><text:span text:style-name="Source_20_Text"><text:span text:style-name="T17">=</text:span></text:span><text:span text:style-name="Source_20_Text"><text:span text:style-name="T38">"_blank"</text:span></text:span><text:span text:style-name="Source_20_Text"><text:span text:style-name="T17">&gt;</text:span></text:span><text:span text:style-name="Source_20_Text"><text:span text:style-name="T10">cat photos</text:span></text:span><text:span text:style-name="Source_20_Text"><text:span text:style-name="T17">&lt;/</text:span></text:span><text:span text:style-name="Source_20_Text"><text:span text:style-name="T24">a</text:span></text:span><text:span text:style-name="Source_20_Text"><text:span text:style-name="T17">&gt;&lt;/</text:span></text:span><text:span text:style-name="Source_20_Text"><text:span text:style-name="T24">p</text:span></text:span><text:span text:style-name="Source_20_Text"><text:span text:style-name="T17">&gt;</text:span></text:span></text:p>
      <text:p text:style-name="P17"><text:span text:style-name="Source_20_Text"><text:span text:style-name="T43"/></text:span></text:p>
      <text:p text:style-name="P17"><text:span text:style-name="Source_20_Text"><text:span text:style-name="T43">View more cats photos</text:span></text:span><text:a xlink:type="simple" xlink:href="http://freecatphotoapp.com/" office:target-frame-name="_blank" xlink:show="new" text:style-name="Internet_20_link" text:visited-style-name="Visited_20_Internet_20_Link"><text:span text:style-name="Source_20_Text"><text:span text:style-name="T43">cat photo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8T21:58:56.505235882</dc:date>
    <meta:editing-duration>PT31M31S</meta:editing-duration>
    <meta:editing-cycles>3</meta:editing-cycles>
    <meta:generator>LibreOffice/6.0.7.3$Linux_X86_64 LibreOffice_project/00m0$Build-3</meta:generator>
    <meta:document-statistic meta:table-count="0" meta:image-count="0" meta:object-count="0" meta:page-count="2" meta:paragraph-count="37" meta:word-count="439" meta:character-count="2747" meta:non-whitespace-character-count="2331"/>
  </office:meta>
</office:document-meta>
</file>